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Roman" svg:font-family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man" fo:font-size="12pt" officeooo:rsid="000a5951" officeooo:paragraph-rsid="000a5951" style:font-size-asian="10.5pt" style:font-size-complex="12pt"/>
    </style:style>
    <style:style style:name="P2" style:family="paragraph" style:parent-style-name="Standard">
      <style:text-properties style:font-name="Roman" fo:font-size="12pt" officeooo:rsid="000dfefd" officeooo:paragraph-rsid="000dfefd" style:font-size-asian="10.5pt" style:font-size-complex="12pt"/>
    </style:style>
    <style:style style:name="P3" style:family="paragraph" style:parent-style-name="Standard">
      <style:text-properties style:font-name="Roman" fo:font-size="12pt" officeooo:rsid="000ef60f" officeooo:paragraph-rsid="000ef60f" style:font-size-asian="10.5pt" style:font-size-complex="12pt"/>
    </style:style>
    <style:style style:name="P4" style:family="paragraph" style:parent-style-name="Standard">
      <style:text-properties style:font-name="Roman" fo:font-size="12pt" officeooo:rsid="0012022d" officeooo:paragraph-rsid="0012022d" style:font-size-asian="10.5pt" style:font-size-complex="12pt"/>
    </style:style>
    <style:style style:name="P5" style:family="paragraph" style:parent-style-name="Standard">
      <style:text-properties style:font-name="Roman" fo:font-size="12pt" officeooo:rsid="0013202b" officeooo:paragraph-rsid="0013202b" style:font-size-asian="10.5pt" style:font-size-complex="12pt"/>
    </style:style>
    <style:style style:name="P6" style:family="paragraph" style:parent-style-name="Standard">
      <style:text-properties style:font-name="Roman" fo:font-size="12pt" officeooo:rsid="001419d8" officeooo:paragraph-rsid="001419d8" style:font-size-asian="10.5pt" style:font-size-complex="12pt"/>
    </style:style>
    <style:style style:name="P7" style:family="paragraph" style:parent-style-name="Standard">
      <style:text-properties style:font-name="Roman" fo:font-size="12pt" officeooo:rsid="00172de0" officeooo:paragraph-rsid="00172de0" style:font-size-asian="10.5pt" style:font-size-complex="12pt"/>
    </style:style>
    <style:style style:name="P8" style:family="paragraph" style:parent-style-name="Standard">
      <style:text-properties style:font-name="Roman" fo:font-size="14pt" officeooo:rsid="000a5951" officeooo:paragraph-rsid="000a5951" style:font-size-asian="14pt" style:font-size-complex="14pt"/>
    </style:style>
    <style:style style:name="P9" style:family="paragraph" style:parent-style-name="Standard">
      <style:text-properties style:font-name="Roman" fo:font-size="14pt" officeooo:rsid="000dfefd" officeooo:paragraph-rsid="000dfefd" style:font-size-asian="14pt" style:font-size-complex="14pt"/>
    </style:style>
    <style:style style:name="P10" style:family="paragraph" style:parent-style-name="Standard">
      <style:text-properties style:font-name="Roman" fo:font-size="14pt" officeooo:rsid="000ef60f" officeooo:paragraph-rsid="000ef60f" style:font-size-asian="14pt" style:font-size-complex="14pt"/>
    </style:style>
    <style:style style:name="P11" style:family="paragraph" style:parent-style-name="Standard">
      <style:text-properties style:font-name="Roman" fo:font-size="14pt" officeooo:rsid="0013202b" officeooo:paragraph-rsid="0013202b" style:font-size-asian="14pt" style:font-size-complex="14pt"/>
    </style:style>
    <style:style style:name="P12" style:family="paragraph" style:parent-style-name="Standard">
      <style:text-properties style:font-name="Roman" fo:font-size="14pt" officeooo:rsid="001419d8" officeooo:paragraph-rsid="001419d8" style:font-size-asian="14pt" style:font-size-complex="14pt"/>
    </style:style>
    <style:style style:name="P13" style:family="paragraph" style:parent-style-name="Standard">
      <style:text-properties style:font-name="Roman" fo:font-size="14pt" officeooo:rsid="00172de0" officeooo:paragraph-rsid="00172de0" style:font-size-asian="14pt" style:font-size-complex="14pt"/>
    </style:style>
    <style:style style:name="P14" style:family="paragraph" style:parent-style-name="Standard">
      <style:text-properties style:font-name="Roman" fo:font-size="14pt" officeooo:rsid="0018d017" officeooo:paragraph-rsid="0018d017" style:font-size-asian="14pt" style:font-size-complex="14pt"/>
    </style:style>
    <style:style style:name="P15" style:family="paragraph" style:parent-style-name="Standard">
      <style:text-properties style:font-name="Roman" fo:font-size="14pt" style:text-underline-style="solid" style:text-underline-width="auto" style:text-underline-color="font-color" officeooo:rsid="0013202b" officeooo:paragraph-rsid="0013202b" style:font-size-asian="14pt" style:font-size-complex="14pt"/>
    </style:style>
    <style:style style:name="P16" style:family="paragraph" style:parent-style-name="Standard">
      <style:text-properties style:font-name="Roman" fo:font-size="14pt" style:text-underline-style="solid" style:text-underline-width="auto" style:text-underline-color="font-color" officeooo:rsid="001419d8" officeooo:paragraph-rsid="001419d8" style:font-size-asian="14pt" style:font-size-complex="14pt"/>
    </style:style>
    <style:style style:name="P17" style:family="paragraph" style:parent-style-name="Standard">
      <style:text-properties style:font-name="Roman" fo:font-size="14pt" style:text-underline-style="solid" style:text-underline-width="auto" style:text-underline-color="font-color" officeooo:rsid="00172de0" officeooo:paragraph-rsid="00172de0" style:font-size-asian="14pt" style:font-size-complex="14pt"/>
    </style:style>
    <style:style style:name="P18" style:family="paragraph" style:parent-style-name="Standard">
      <style:text-properties style:font-name="Roman" fo:font-size="14pt" style:text-underline-style="solid" style:text-underline-width="auto" style:text-underline-color="font-color" officeooo:rsid="0018d017" officeooo:paragraph-rsid="0018d017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Roman" fo:font-size="20pt" style:text-underline-style="solid" style:text-underline-width="auto" style:text-underline-color="font-color" fo:font-weight="bold" officeooo:rsid="000a5951" officeooo:paragraph-rsid="000a5951" style:font-size-asian="20pt" style:font-weight-asian="bold" style:font-size-complex="20pt" style:font-weight-complex="bold"/>
    </style:style>
    <style:style style:name="P20" style:family="paragraph" style:parent-style-name="Standard">
      <style:text-properties fo:color="#2a6099" loext:opacity="100%" style:font-name="Roman" fo:font-size="16pt" style:text-underline-style="solid" style:text-underline-width="auto" style:text-underline-color="font-color" fo:font-weight="bold" officeooo:rsid="00103ab6" officeooo:paragraph-rsid="00103ab6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2a6099" loext:opacity="100%" style:font-name="Roman" fo:font-size="16pt" style:text-underline-style="solid" style:text-underline-width="auto" style:text-underline-color="font-color" fo:font-weight="bold" officeooo:rsid="0012022d" officeooo:paragraph-rsid="0012022d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2a6099" loext:opacity="100%" style:font-name="Roman" fo:font-size="16pt" style:text-underline-style="solid" style:text-underline-width="auto" style:text-underline-color="font-color" fo:font-weight="bold" officeooo:rsid="001419d8" officeooo:paragraph-rsid="001419d8" style:font-size-asian="16pt" style:font-weight-asian="bold" style:font-size-complex="16pt" style:font-weight-complex="bold"/>
    </style:style>
    <style:style style:name="T1" style:family="text">
      <style:text-properties officeooo:rsid="000c39b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use-window-font-color="true" loext:opacity="0%" style:text-underline-style="solid" style:text-underline-width="auto" style:text-underline-color="font-color"/>
    </style:style>
    <style:style style:name="T4" style:family="text">
      <style:text-properties officeooo:rsid="0019564b"/>
    </style:style>
    <style:style style:name="T5" style:family="text">
      <style:text-properties officeooo:rsid="0019d833"/>
    </style:style>
    <style:style style:name="T6" style:family="text">
      <style:text-properties officeooo:rsid="001b7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AHIER DES CHARGES :</text:p>
      <text:p text:style-name="P1"/>
      <text:p text:style-name="P8"><text:span text:style-name="T1">Développeurs</text:span> <text:span text:style-name="T6">du jeu</text:span> : Arthur Murjas/Lucas Barbotin</text:p>
      <text:p text:style-name="P1"/>
      <text:p text:style-name="P20">Présentation :</text:p>
      <text:p text:style-name="P1"/>
      <text:p text:style-name="P8"><text:span text:style-name="T2">Nom du jeu :</text:span> Call of Fighters</text:p>
      <text:p text:style-name="P1"/>
      <text:p text:style-name="P9"><text:span text:style-name="T2">Type de jeu :</text:span> Fighter (1 contre 1)</text:p>
      <text:p text:style-name="P2"/>
      <text:p text:style-name="P10"><text:span text:style-name="T2">Interface graphique :</text:span> Pygame</text:p>
      <text:p text:style-name="P3"/>
      <text:p text:style-name="P10"><text:span text:style-name="T3">Langage de développement :</text:span> Python</text:p>
      <text:p text:style-name="P3"/>
      <text:p text:style-name="P21">Description :</text:p>
      <text:p text:style-name="P4"/>
      <text:p text:style-name="P15">Principe :</text:p>
      <text:p text:style-name="P11">Deux joueurs son placés face à face pour pouvoir s’affronter en 1 contre 1, chacun pouvant gérer un personnage différent. Le but est d’éliminer son adversaire en lui infligeant des dégâts.</text:p>
      <text:p text:style-name="P5"/>
      <text:p text:style-name="P16">Contrôle :</text:p>
      <text:p text:style-name="P12">Le jeu se joue à la manette</text:p>
      <text:p text:style-name="P6"/>
      <text:p text:style-name="P22">Objets utilisés :</text:p>
      <text:p text:style-name="P6"/>
      <text:p text:style-name="P17">Players :</text:p>
      <text:p text:style-name="P13">Une bibliothèque développé pour traiter des objets nécessaires au fonctionnement des personnages.</text:p>
      <text:p text:style-name="P7"/>
      <text:p text:style-name="P13"><text:span text:style-name="T2">New_Player :</text:span> </text:p>
      <text:p text:style-name="P13">Il définit un objet ‘player’ qui nous permet de visualiser le joueur ainsi que l’adversaire. On lui associe <text:span text:style-name="T5">des</text:span> fonction<text:span text:style-name="T5">s</text:span> de mouvement, d’attaque, <text:span text:style-name="T4">de bloque </text:span>et d’affichage afin de minimiser le code dans le ‘main’.</text:p>
      <text:p text:style-name="P7"/>
      <text:p text:style-name="P18">Projo :</text:p>
      <text:p text:style-name="P14">Définit tout les projectiles nécessaires au fonctionnement des Attaques à longue distance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Roman" svg:font-family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2T10:16:36.370000000</meta:creation-date>
    <dc:date>2022-10-12T10:41:07.160000000</dc:date>
    <meta:editing-duration>PT24M26S</meta:editing-duration>
    <meta:editing-cycles>15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9" meta:word-count="149" meta:character-count="901" meta:non-whitespace-character-count="770"/>
  </office:meta>
</office:document-meta>
</file>